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ListParagraph" style:list-style-name="LFO1" style:family="paragraph"/>
    <style:style style:name="P3" style:parent-style-name="ListParagraph" style:list-style-name="LFO1" style:family="paragraph"/>
    <style:style style:name="P4" style:parent-style-name="ListParagraph" style:list-style-name="LFO1" style:family="paragraph"/>
    <style:style style:name="P5" style:parent-style-name="ListParagraph" style:list-style-name="LFO1" style:family="paragraph"/>
    <style:style style:name="TableColumn7" style:family="table-column">
      <style:table-column-properties style:column-width="3.259in"/>
    </style:style>
    <style:style style:name="TableColumn8" style:family="table-column">
      <style:table-column-properties style:column-width="3.234in"/>
    </style:style>
    <style:style style:name="Table6" style:family="table">
      <style:table-properties style:width="6.493in" fo:margin-left="0in" table:align="left"/>
    </style:style>
    <style:style style:name="TableRow9" style:family="table-row">
      <style:table-row-properties/>
    </style:style>
    <style:style style:name="TableCell10" style:family="table-cell">
      <style:table-cell-properties fo:border="0.0069in solid #000000" style:writing-mode="lr-tb" fo:padding-top="0in" fo:padding-left="0.075in" fo:padding-bottom="0in" fo:padding-right="0.075in"/>
    </style:style>
    <style:style style:name="P11" style:parent-style-name="Normal" style:family="paragraph">
      <style:paragraph-properties fo:margin-bottom="0in" fo:line-height="100%"/>
    </style:style>
    <style:style style:name="TableCell12" style:family="table-cell">
      <style:table-cell-properties fo:border="0.0069in solid #000000" style:writing-mode="lr-tb" fo:padding-top="0in" fo:padding-left="0.075in" fo:padding-bottom="0in" fo:padding-right="0.075in"/>
    </style:style>
    <style:style style:name="P13" style:parent-style-name="Normal" style:family="paragraph">
      <style:paragraph-properties fo:margin-bottom="0in" fo:line-height="100%"/>
    </style:style>
    <style:style style:name="TableRow14" style:family="table-row">
      <style:table-row-properties/>
    </style:style>
    <style:style style:name="TableCell15" style:family="table-cell">
      <style:table-cell-properties fo:border="0.0069in solid #000000" style:writing-mode="lr-tb" fo:padding-top="0in" fo:padding-left="0.075in" fo:padding-bottom="0in" fo:padding-right="0.075in"/>
    </style:style>
    <style:style style:name="P16" style:parent-style-name="Normal" style:family="paragraph">
      <style:paragraph-properties fo:margin-bottom="0in" fo:line-height="100%"/>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paragraph-properties fo:margin-bottom="0in" fo:line-height="100%"/>
    </style:style>
    <style:style style:name="TableRow19" style:family="table-row">
      <style:table-row-properties/>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margin-bottom="0in" fo:line-height="100%"/>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margin-bottom="0in" fo:line-height="100%"/>
    </style:style>
    <style:style style:name="TableRow24" style:family="table-row">
      <style:table-row-properties/>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margin-bottom="0in" fo:line-height="100%"/>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margin-bottom="0in" fo:line-height="100%"/>
    </style:style>
    <style:style style:name="TableRow29" style:family="table-row">
      <style:table-row-properties/>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margin-bottom="0in" fo:line-height="100%"/>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margin-bottom="0in" fo:line-height="100%"/>
    </style:style>
    <style:style style:name="TableRow34" style:family="table-row">
      <style:table-row-properties/>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margin-bottom="0in" fo:line-height="100%"/>
    </style:style>
    <style:style style:name="P37" style:parent-style-name="Normal" style:family="paragraph">
      <style:paragraph-properties fo:margin-bottom="0in" fo:line-height="100%"/>
    </style:style>
    <style:style style:name="P38" style:parent-style-name="Normal" style:family="paragraph">
      <style:paragraph-properties fo:margin-bottom="0in" fo:line-height="100%"/>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margin-bottom="0in" fo:line-height="100%"/>
    </style:style>
    <style:style style:name="P41" style:parent-style-name="Normal" style:family="paragraph">
      <style:paragraph-properties fo:text-indent="0.5in"/>
    </style:style>
    <style:style style:name="P42" style:parent-style-name="Normal" style:family="paragraph">
      <style:paragraph-properties fo:text-indent="0.5in"/>
    </style:style>
    <style:style style:name="P43" style:parent-style-name="Normal" style:family="paragraph">
      <style:paragraph-properties fo:text-indent="0.5in"/>
    </style:style>
    <style:style style:name="P44" style:parent-style-name="Normal" style:family="paragraph">
      <style:paragraph-properties fo:text-indent="0.5in"/>
    </style:style>
    <style:style style:name="P45" style:parent-style-name="Normal" style:family="paragraph">
      <style:paragraph-properties fo:text-indent="0.5in"/>
    </style:style>
  </office:automatic-styles>
  <office:body>
    <office:text text:use-soft-page-breaks="true">
      <text:p text:style-name="P1">Tìm hiểu dịch vụ FTP.</text:p>
      <text:p text:style-name="Normal">Mục lục:</text:p>
      <text:list text:style-name="LFO1" text:continue-numbering="true">
        <text:list-item>
          <text:p text:style-name="P2">Định nghĩa</text:p>
        </text:list-item>
        <text:list-item>
          <text:p text:style-name="P3">Cấu hình<text:s/></text:p>
        </text:list-item>
        <text:list-item>
          <text:p text:style-name="P4">Ví dụ</text:p>
        </text:list-item>
        <text:list-item>
          <text:p text:style-name="P5">Nguồn</text:p>
        </text:list-item>
      </text:list>
      <text:p text:style-name="Normal">1.. Định nghĩa</text:p>
      <text:p text:style-name="Normal">-<text:s/>FTP là chữ viết tắt của File Transfer Protocol (Giao thức chuyển nhượng tập tin)</text:p>
      <text:p text:style-name="Normal">- Giao thức dùng để trao đổi dữ liệu giữa Host và server.<text:s/>(VPS)</text:p>
      <text:p text:style-name="Normal">-<text:s/>Tại FTP, có quyền quản lý toàn bộ các dữ liệu dạng tập tin và thư mục có trên host ngoại trừ database.<text:s/></text:p>
      <text:p text:style-name="Normal">- Sử dụng 2 cổng: 20 (data port) và 21 (command port) thay vì một cổng như các dịch vụ thông dụng khác.</text:p>
      <text:p text:style-name="Normal">-<text:s/>VSFTPD (Very Secure FTP Daemon)</text:p>
      <text:p text:style-name="Normal">2. Cấu hình</text:p>
      <text:p text:style-name="Normal">- Cài đặt VSFTP</text:p>
      <text:p text:style-name="Normal"><text:tab/>+<text:s/>yum install -y vsftpd</text:p>
      <text:p text:style-name="Normal">- Tạo file backup:</text:p>
      <text:p text:style-name="Normal"><text:tab/>+<text:s/>cp /etc/vsftpd/vsftpd.conf /etc/vsftpd/vsftpd.conf.bak</text:p>
      <text:p text:style-name="Normal">- File main conf =<text:s/>/etc/vsftpd/vsftpd.conf</text:p>
      <text:p text:style-name="Normal">- Thay đổi cấu hình cơ bản (/etc/vsftpd/vsftpd.conf)</text:p>
      <table:table table:style-name="Table6">
        <table:table-columns>
          <table:table-column table:style-name="TableColumn7"/>
          <table:table-column table:style-name="TableColumn8"/>
        </table:table-columns>
        <table:table-row table:style-name="TableRow9">
          <table:table-cell table:style-name="TableCell10">
            <text:p text:style-name="P11">anonymous_enable=NO</text:p>
          </table:table-cell>
          <table:table-cell table:style-name="TableCell12">
            <text:p text:style-name="P13">Thiết lập không cho anonymous user truy cập ftp</text:p>
          </table:table-cell>
        </table:table-row>
        <table:table-row table:style-name="TableRow14">
          <table:table-cell table:style-name="TableCell15">
            <text:p text:style-name="P16">local_enable=YES</text:p>
          </table:table-cell>
          <table:table-cell table:style-name="TableCell17">
            <text:p text:style-name="P18">Nếu = YES thì cho phép sử dụng local user để đăng nhập FTP và trường này bắt buộc là YES nếu mục anonymous_enable=NO</text:p>
          </table:table-cell>
        </table:table-row>
        <table:table-row table:style-name="TableRow19">
          <table:table-cell table:style-name="TableCell20">
            <text:p text:style-name="P21">write_enable=YES</text:p>
          </table:table-cell>
          <table:table-cell table:style-name="TableCell22">
            <text:p text:style-name="P23">Mặc định là YES. Cho phép FTP Users ghi dữ liệu</text:p>
          </table:table-cell>
        </table:table-row>
        <table:table-row table:style-name="TableRow24">
          <table:table-cell table:style-name="TableCell25">
            <text:p text:style-name="P26">local_umask=022</text:p>
          </table:table-cell>
          <table:table-cell table:style-name="TableCell27">
            <text:p text:style-name="P28">Phân quyền 664 cho các tập tin và 775 cho các thư mục upload lên FTP Server</text:p>
          </table:table-cell>
        </table:table-row>
        <table:table-row table:style-name="TableRow29">
          <table:table-cell table:style-name="TableCell30">
            <text:p text:style-name="P31">connect_from_port_20=NO</text:p>
          </table:table-cell>
          <table:table-cell table:style-name="TableCell32">
            <text:p text:style-name="P33">Tắt port 20 trên FTP Server để cho vsftpd an toàn hơn.</text:p>
          </table:table-cell>
        </table:table-row>
        <table:table-row table:style-name="TableRow34">
          <table:table-cell table:style-name="TableCell35">
            <text:p text:style-name="P36">ascii_upload_enable=YES</text:p>
            <text:p text:style-name="P37"/>
            <text:p text:style-name="P38">ascii_download_enable=YES</text:p>
          </table:table-cell>
          <table:table-cell table:style-name="TableCell39">
            <text:p text:style-name="P40">Hỗ trợ bảng mã ASCII trong upload và download</text:p>
          </table:table-cell>
        </table:table-row>
      </table:table>
      <text:p text:style-name="Normal">- Cấu hình bảo mật chi tiết hơn:<text:s/><text:a xlink:href="https://security.appspot.com/vsftpd/vsftpd_conf.html#index" office:target-frame-name="_top" xlink:show="replace"><text:span text:style-name="Hyperlink">https://security.appspot.com/vsftpd/vsftpd_conf.html#index</text:span></text:a></text:p>
      <text:p text:style-name="Normal">-<text:s/>Tạo user login ftp server, hầu hết các user local đều được truy cập ftp,<text:s/>nằm trong<text:s/>/etc/vsftpd/ftpusers</text:p>
      <text:p text:style-name="Normal">- Khởi động ftp và cho phép chạy cùng boot</text:p>
      <text:p text:style-name="Normal"><text:tab/>+<text:s/>systemctl<text:s/>start<text:s/>vsftpd</text:p>
      <text:p text:style-name="Normal"><text:tab/>+systemctl enable vsftpd</text:p>
      <text:p text:style-name="Normal">- Cấu hình tường lửa:</text:p>
      <text:p text:style-name="Normal"><text:tab/>+<text:s/>firewall-cmd –add-service=ftp –permanent</text:p>
      <text:p text:style-name="P41">+ firewall-cmd –reload</text:p>
      <text:p text:style-name="Normal">- Note:</text:p>
      <text:p text:style-name="Normal"><text:tab/>+<text:s/>vsftpd.conf: File cấu hình chính.</text:p>
      <text:p text:style-name="Normal"><text:tab/>+<text:s/>ftpuser: Chứa các user không được login bằng ftp</text:p>
      <text:p text:style-name="P42">+ user_list: Chỉ các user có trong file này được đăng nhập ftp nếu userlist_deny=NO</text:p>
      <text:p text:style-name="P43">+ chroot_list: chứa các user được phép duyệt các thư mục bên ngoài homedir.</text:p>
      <text:p text:style-name="P44">+ lưu ý SELinux có thể chặn truy cập, cấu hình SELinux</text:p>
      <text:p text:style-name="P45">+<text:s/>Tất cả các user trong user_list đều là những tài khoản quan trọng dùng để vận hành máy chủ, tốt nhất không dùng cho FTP thì hơn. Nếu giá trị là NO thì ngược lại, toàn bộ những user trong user_list sẽ truy cập được FTP Server.</text:p>
      <text:p text:style-name="Normal">Nguồn:</text:p>
      <text:p text:style-name="Normal"><text:a xlink:href="https://www.youtube.com/watch?v=9XmwBffSDAE" office:target-frame-name="_top" xlink:show="replace"><text:span text:style-name="Hyperlink">https://www.youtube.com/watch?v=9XmwBffSDAE</text:span></text:a></text:p>
      <text:p text:style-name="Normal"><text:a xlink:href="https://opalisman.wordpress.com/2014/11/07/cau-hinh-ftp-server-tren-centos7/" office:target-frame-name="_top" xlink:show="replace"><text:span text:style-name="Hyperlink">https://opalisman.wordpress.com/2014/11/07/cau-hinh-ftp-server-tren-centos7/</text:span></text:a></text:p>
      <text:p text:style-name="Normal"><text:a xlink:href="https://www.thuysys.com/server-vps/ftp-server/cai-dat-va-cau-hinh-ftp-server-voi-vsftpd.html" office:target-frame-name="_top" xlink:show="replace"><text:span text:style-name="Hyperlink">https://www.thuysys.com/server-vps/ftp-server/cai-dat-va-cau-hinh-ftp-server-voi-vsftpd.html</text:span></text:a></text:p>
      <text:p text:style-name="Normal"><text:a xlink:href="https://thachpham.com/hosting-domain/ftp-la-gi.html" office:target-frame-name="_top" xlink:show="replace"><text:span text:style-name="Hyperlink">https://thachpham.com/hosting-domain/ftp-la-gi.html</text:span></text: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style:font-name="Times New Roman" fo:font-size="13pt" style:font-size-asian="13pt"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Mention" style:display-name="Mention" style:family="text" style:parent-style-name="DefaultParagraphFont">
      <style:text-properties fo:color="#2B579A"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guyễn Bá Thành</meta:initial-creator>
    <dc:creator>Nguyễn Bá Thành</dc:creator>
    <meta:creation-date>2017-04-23T19:38:00Z</meta:creation-date>
    <dc:date>2017-04-23T19:38:00Z</dc:date>
    <meta:template xlink:href="Normal.dotm" xlink:type="simple"/>
    <meta:editing-cycles>2</meta:editing-cycles>
    <meta:editing-duration>PT0S</meta:editing-duration>
    <meta:document-statistic meta:page-count="3" meta:paragraph-count="5" meta:word-count="423" meta:character-count="2833" meta:row-count="20" meta:non-whitespace-character-count="2415"/>
  </office:meta>
</office:document-meta>
</file>